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b9b" officeooo:paragraph-rsid="0017db9b"/>
    </style:style>
    <style:style style:name="P2" style:family="paragraph" style:parent-style-name="Standard">
      <style:text-properties officeooo:rsid="0019afca" officeooo:paragraph-rsid="0017d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p text:style-name="P2"/>
      <text:p text:style-name="P1"/>
      <text:p text:style-name="P1">java refresh</text:p>
      <text:p text:style-name="P1"/>
      <text:p text:style-name="P1">android studio</text:p>
      <text:p text:style-name="P1"/>
      <text:p text:style-name="P1">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19:51.315634266</meta:creation-date>
    <dc:date>2017-09-14T12:50:27.237420890</dc:date>
    <meta:editing-duration>PT1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" meta:character-count="33" meta:non-whitespace-character-count="31"/>
  </office:meta>
</office:document-meta>
</file>